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45" officeooo:paragraph-rsid="001f1d45"/>
    </style:style>
    <style:style style:name="P2" style:family="paragraph" style:parent-style-name="Standard" style:list-style-name="L1">
      <style:text-properties officeooo:rsid="001f1d45" officeooo:paragraph-rsid="001f1d45"/>
    </style:style>
    <style:style style:name="T1" style:family="text">
      <style:text-properties officeooo:rsid="001fc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das páginas</text:p>
      <text:list xml:id="list3530026982" text:style-name="L1">
        <text:list-item>
          <text:p text:style-name="P2">Index – fazer a autentificação, colocar link para pág. aluno onde pode ser criado um aluno novo.</text:p>
        </text:list-item>
        <text:list-item>
          <text:p text:style-name="P2"><text:span text:style-name="T1">registrar_a</text:span>tiv – depois de fazer login e senha o aluno pode enviar suas atividades e fazer consulta das atividades realizadas.</text:p>
        </text:list-item>
        <text:list-item>
          <text:p text:style-name="P2">Aluno – para cadastrar aluno no banco de dados.</text:p>
        </text:list-item>
        <text:list-item>
          <text:p text:style-name="P2">Professor - para validar as atividades.</text:p>
        </text:list-item>
        <text:list-item>
          <text:p text:style-name="P2">Coordenador – para adicionar professor e atividades.</text:p>
        </text:list-item>
        <text:list-item>
          <text:p text:style-name="P2">ADM – para adicionar coordenador, senhas e curs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17T12:50:20.951911716</dc:date>
    <meta:editing-duration>PT6M19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7" meta:word-count="71" meta:character-count="433" meta:non-whitespace-character-count="370"/>
  </office:meta>
</office:document-meta>
</file>